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03729166666667cm"/>
    </style:style>
    <style:style style:name="co3" style:family="table-column">
      <style:table-column-properties fo:break-before="auto" style:column-width="2.91041666666667cm"/>
    </style:style>
    <style:style style:name="co4" style:family="table-column">
      <style:table-column-properties fo:break-before="auto" style:column-width="2.75166666666667cm"/>
    </style:style>
    <style:style style:name="co5" style:family="table-column">
      <style:table-column-properties fo:break-before="auto" style:column-width="2.72520833333333cm"/>
    </style:style>
    <style:style style:name="co6" style:family="table-column">
      <style:table-column-properties fo:break-before="auto" style:column-width="2.69875cm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/>
    </style:style>
    <style:style style:name="co9" style:family="table-column">
      <style:table-column-properties fo:break-before="auto" style:column-width="4.048125cm"/>
    </style:style>
    <style:style style:name="co10" style:family="table-column">
      <style:table-column-properties fo:break-before="auto" style:column-width="2.936875cm"/>
    </style:style>
    <style:style style:name="co11" style:family="table-column">
      <style:table-column-properties fo:break-before="auto" style:column-width="3.30729166666667cm"/>
    </style:style>
    <style:style style:name="co12" style:family="table-column">
      <style:table-column-properties fo:break-before="auto" style:column-width="3.571875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Aufgabe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exp</text:p>
          </table:table-cell>
          <table:table-cell office:value-type="string" table:style-name="ce1">
            <text:p>h</text:p>
          </table:table-cell>
          <table:table-cell office:value-type="string" table:style-name="ce1">
            <text:p>D1f(1,h)</text:p>
          </table:table-cell>
          <table:table-cell office:value-type="string" table:style-name="ce1">
            <text:p>D2f(1,h)</text:p>
          </table:table-cell>
          <table:table-cell office:value-type="string" table:style-name="ce1">
            <text:p>|D1f(1,h)-f'(1)|</text:p>
          </table:table-cell>
          <table:table-cell office:value-type="string" table:style-name="ce1">
            <text:p>|D2f(1,h)-f'(1)|</text:p>
          </table:table-cell>
          <table:table-cell table:number-columns-repeated="16378"/>
        </table:table-row>
        <table:table-row table:style-name="ro1">
          <table:table-cell office:value-type="float" office:value="-1" table:style-name="ce1">
            <text:p>-1</text:p>
          </table:table-cell>
          <table:table-cell office:value-type="float" office:value="0.1" table:formula="msoxl:=POWER(10,A2)" table:style-name="ce1">
            <text:p>0.1</text:p>
          </table:table-cell>
          <table:table-cell office:value-type="float" office:value="-0.86706184442562451" table:formula="msoxl:=(COS(1+B2)-COS(1))/B2" table:style-name="ce1">
            <text:p>-0.867061844</text:p>
          </table:table-cell>
          <table:table-cell office:value-type="float" office:value="-0.84006923422543534" table:formula="msoxl:=(COS(1+B2)-COS(1-B2))/(2*B2)" table:style-name="ce1">
            <text:p>-0.840069234</text:p>
          </table:table-cell>
          <table:table-cell office:value-type="float" office:value="2.7015115293406989E-2" table:formula="msoxl:=COS(1)/2*B2" table:style-name="ce1">
            <text:p>0.027015115</text:p>
          </table:table-cell>
          <table:table-cell office:value-type="float" office:value="1.4024516413464944E-3" table:formula="msoxl:=SIN(1)/6*POWER(B2,2)" table:style-name="ce1">
            <text:p>0.001402452</text:p>
          </table:table-cell>
          <table:table-cell table:number-columns-repeated="16378"/>
        </table:table-row>
        <table:table-row table:style-name="ro1">
          <table:table-cell office:value-type="float" office:value="-2" table:style-name="ce1">
            <text:p>-2</text:p>
          </table:table-cell>
          <table:table-cell office:value-type="float" office:value="0.01" table:formula="msoxl:=POWER(10,A3)" table:style-name="ce1">
            <text:p>0.01</text:p>
          </table:table-cell>
          <table:table-cell office:value-type="float" office:value="-0.84415844937842932" table:formula="msoxl:=(COS(1+B3)-COS(1))/B3" table:style-name="ce1">
            <text:p>-0.844158449</text:p>
          </table:table-cell>
          <table:table-cell office:value-type="float" office:value="-0.84145696036160289" table:formula="msoxl:=(COS(1+B3)-COS(1-B3))/(2*B3)" table:style-name="ce1">
            <text:p>-0.84145696</text:p>
          </table:table-cell>
          <table:table-cell office:value-type="float" office:value="2.7015115293406991E-3" table:formula="msoxl:=COS(1)/2*B3" table:style-name="ce1">
            <text:p>0.002701512</text:p>
          </table:table-cell>
          <table:table-cell office:value-type="float" office:value="1.4024516413464942E-5" table:formula="msoxl:=SIN(1)/6*POWER(B3,2)" table:style-name="ce1">
            <text:p>1.40245E-05</text:p>
          </table:table-cell>
          <table:table-cell table:number-columns-repeated="16378"/>
        </table:table-row>
        <table:table-row table:style-name="ro1">
          <table:table-cell office:value-type="float" office:value="-3" table:style-name="ce1">
            <text:p>-3</text:p>
          </table:table-cell>
          <table:table-cell office:value-type="float" office:value="1E-3" table:formula="msoxl:=POWER(10,A4)" table:style-name="ce1">
            <text:p>0.001</text:p>
          </table:table-cell>
          <table:table-cell office:value-type="float" office:value="-0.84174099569311878" table:formula="msoxl:=(COS(1+B4)-COS(1))/B4" table:style-name="ce1">
            <text:p>-0.841740996</text:p>
          </table:table-cell>
          <table:table-cell office:value-type="float" office:value="-0.84147084456270838" table:formula="msoxl:=(COS(1+B4)-COS(1-B4))/(2*B4)" table:style-name="ce1">
            <text:p>-0.841470845</text:p>
          </table:table-cell>
          <table:table-cell office:value-type="float" office:value="2.7015115293406986E-4" table:formula="msoxl:=COS(1)/2*B4" table:style-name="ce1">
            <text:p>0.000270151</text:p>
          </table:table-cell>
          <table:table-cell office:value-type="float" office:value="1.402451641346494E-7" table:formula="msoxl:=SIN(1)/6*POWER(B4,2)" table:style-name="ce1">
            <text:p>1.40245E-07</text:p>
          </table:table-cell>
          <table:table-cell table:number-columns-repeated="16378"/>
        </table:table-row>
        <table:table-row table:style-name="ro1">
          <table:table-cell office:value-type="float" office:value="-4" table:style-name="ce1">
            <text:p>-4</text:p>
          </table:table-cell>
          <table:table-cell office:value-type="float" office:value="1E-4" table:formula="msoxl:=POWER(10,A5)" table:style-name="ce1">
            <text:p>0.0001</text:p>
          </table:table-cell>
          <table:table-cell office:value-type="float" office:value="-0.8414979985216231" table:formula="msoxl:=(COS(1+B5)-COS(1))/B5" table:style-name="ce1">
            <text:p>-0.841497999</text:p>
          </table:table-cell>
          <table:table-cell office:value-type="float" office:value="-0.84147098340536797" table:formula="msoxl:=(COS(1+B5)-COS(1-B5))/(2*B5)" table:style-name="ce1">
            <text:p>-0.841470983</text:p>
          </table:table-cell>
          <table:table-cell office:value-type="float" office:value="2.7015115293406991E-5" table:formula="msoxl:=COS(1)/2*B5" table:style-name="ce1">
            <text:p>2.70151E-05</text:p>
          </table:table-cell>
          <table:table-cell office:value-type="float" office:value="1.402451641346494E-9" table:formula="msoxl:=SIN(1)/6*POWER(B5,2)" table:style-name="ce1">
            <text:p>1.40245E-09</text:p>
          </table:table-cell>
          <table:table-cell table:number-columns-repeated="16378"/>
        </table:table-row>
        <table:table-row table:style-name="ro1">
          <table:table-cell office:value-type="float" office:value="-5" table:style-name="ce1">
            <text:p>-5</text:p>
          </table:table-cell>
          <table:table-cell office:value-type="float" office:value="1.0000000000000001E-5" table:formula="msoxl:=POWER(10,A6)" table:style-name="ce1">
            <text:p>0.00001</text:p>
          </table:table-cell>
          <table:table-cell office:value-type="float" office:value="-0.84147368631937158" table:formula="msoxl:=(COS(1+B6)-COS(1))/B6" table:style-name="ce1">
            <text:p>-0.841473686</text:p>
          </table:table-cell>
          <table:table-cell office:value-type="float" office:value="-0.84147098479703242" table:formula="msoxl:=(COS(1+B6)-COS(1-B6))/(2*B6)" table:style-name="ce1">
            <text:p>-0.841470985</text:p>
          </table:table-cell>
          <table:table-cell office:value-type="float" office:value="2.7015115293406992E-6" table:formula="msoxl:=COS(1)/2*B6" table:style-name="ce1">
            <text:p>2.70151E-06</text:p>
          </table:table-cell>
          <table:table-cell office:value-type="float" office:value="1.4024516413464943E-11" table:formula="msoxl:=SIN(1)/6*POWER(B6,2)" table:style-name="ce1">
            <text:p>1.40245E-11</text:p>
          </table:table-cell>
          <table:table-cell table:number-columns-repeated="16378"/>
        </table:table-row>
        <table:table-row table:style-name="ro1">
          <table:table-cell office:value-type="float" office:value="-6" table:style-name="ce1">
            <text:p>-6</text:p>
          </table:table-cell>
          <table:table-cell office:value-type="float" office:value="9.9999999999999995E-7" table:formula="msoxl:=POWER(10,A7)" table:style-name="ce1">
            <text:p>0.000001</text:p>
          </table:table-cell>
          <table:table-cell office:value-type="float" office:value="-0.84147125489764107" table:formula="msoxl:=(COS(1+B7)-COS(1))/B7" table:style-name="ce1">
            <text:p>-0.841471255</text:p>
          </table:table-cell>
          <table:table-cell office:value-type="float" office:value="-0.84147098478037918" table:formula="msoxl:=(COS(1+B7)-COS(1-B7))/(2*B7)" table:style-name="ce1">
            <text:p>-0.841470985</text:p>
          </table:table-cell>
          <table:table-cell office:value-type="float" office:value="2.7015115293406989E-7" table:formula="msoxl:=COS(1)/2*B7" table:style-name="ce1">
            <text:p>2.70151E-07</text:p>
          </table:table-cell>
          <table:table-cell office:value-type="float" office:value="1.4024516413464941E-13" table:formula="msoxl:=SIN(1)/6*POWER(B7,2)" table:style-name="ce1">
            <text:p>1.40245E-13</text:p>
          </table:table-cell>
          <table:table-cell table:number-columns-repeated="16378"/>
        </table:table-row>
        <table:table-row table:style-name="ro1">
          <table:table-cell office:value-type="float" office:value="-7" table:style-name="ce1">
            <text:p>-7</text:p>
          </table:table-cell>
          <table:table-cell office:value-type="float" office:value="9.9999999999999995E-8" table:formula="msoxl:=POWER(10,A8)" table:style-name="ce1">
            <text:p>0.0000001</text:p>
          </table:table-cell>
          <table:table-cell office:value-type="float" office:value="-0.84147101286902171" table:formula="msoxl:=(COS(1+B8)-COS(1))/B8" table:style-name="ce1">
            <text:p>-0.841471013</text:p>
          </table:table-cell>
          <table:table-cell office:value-type="float" office:value="-0.84147098511344609" table:formula="msoxl:=(COS(1+B8)-COS(1-B8))/(2*B8)" table:style-name="ce1">
            <text:p>-0.841470985</text:p>
          </table:table-cell>
          <table:table-cell office:value-type="float" office:value="2.7015115293406986E-8" table:formula="msoxl:=COS(1)/2*B8" table:style-name="ce1">
            <text:p>2.70151E-08</text:p>
          </table:table-cell>
          <table:table-cell office:value-type="float" office:value="1.4024516413464939E-15" table:formula="msoxl:=SIN(1)/6*POWER(B8,2)" table:style-name="ce1">
            <text:p>1.40245E-15</text:p>
          </table:table-cell>
          <table:table-cell table:number-columns-repeated="16378"/>
        </table:table-row>
        <table:table-row table:style-name="ro1">
          <table:table-cell office:value-type="float" office:value="-8" table:style-name="ce1">
            <text:p>-8</text:p>
          </table:table-cell>
          <table:table-cell office:value-type="float" office:value="1E-8" table:formula="msoxl:=POWER(10,A9)" table:style-name="ce1">
            <text:p>0.00000001</text:p>
          </table:table-cell>
          <table:table-cell office:value-type="float" office:value="-0.84147098178277702" table:formula="msoxl:=(COS(1+B9)-COS(1))/B9" table:style-name="ce1">
            <text:p>-0.841470982</text:p>
          </table:table-cell>
          <table:table-cell office:value-type="float" office:value="-0.84147098178277702" table:formula="msoxl:=(COS(1+B9)-COS(1-B9))/(2*B9)" table:style-name="ce1">
            <text:p>-0.841470982</text:p>
          </table:table-cell>
          <table:table-cell office:value-type="float" office:value="2.7015115293406987E-9" table:formula="msoxl:=COS(1)/2*B9" table:style-name="ce1">
            <text:p>2.70151E-09</text:p>
          </table:table-cell>
          <table:table-cell office:value-type="float" office:value="1.4024516413464942E-17" table:formula="msoxl:=SIN(1)/6*POWER(B9,2)" table:style-name="ce1">
            <text:p>1.40245E-17</text:p>
          </table:table-cell>
          <table:table-cell table:number-columns-repeated="16378"/>
        </table:table-row>
        <table:table-row table:style-name="ro1">
          <table:table-cell office:value-type="float" office:value="-9" table:style-name="ce1">
            <text:p>-9</text:p>
          </table:table-cell>
          <table:table-cell office:value-type="float" office:value="1.0000000000000001E-9" table:formula="msoxl:=POWER(10,A10)" table:style-name="ce1">
            <text:p>0.000000001</text:p>
          </table:table-cell>
          <table:table-cell office:value-type="float" office:value="-0.84147111500953997" table:formula="msoxl:=(COS(1+B10)-COS(1))/B10" table:style-name="ce1">
            <text:p>-0.841471115</text:p>
          </table:table-cell>
          <table:table-cell office:value-type="float" office:value="-0.84147100398723751" table:formula="msoxl:=(COS(1+B10)-COS(1-B10))/(2*B10)" table:style-name="ce1">
            <text:p>-0.841471004</text:p>
          </table:table-cell>
          <table:table-cell office:value-type="float" office:value="2.7015115293406991E-10" table:formula="msoxl:=COS(1)/2*B10" table:style-name="ce1">
            <text:p>2.70151E-10</text:p>
          </table:table-cell>
          <table:table-cell office:value-type="float" office:value="1.4024516413464943E-19" table:formula="msoxl:=SIN(1)/6*POWER(B10,2)" table:style-name="ce1">
            <text:p>1.40245E-19</text:p>
          </table:table-cell>
          <table:table-cell table:number-columns-repeated="16378"/>
        </table:table-row>
        <table:table-row table:style-name="ro1">
          <table:table-cell office:value-type="float" office:value="-10" table:style-name="ce1">
            <text:p>-10</text:p>
          </table:table-cell>
          <table:table-cell office:value-type="float" office:value="1E-10" table:formula="msoxl:=POWER(10,A11)" table:style-name="ce1">
            <text:p>1E-10</text:p>
          </table:table-cell>
          <table:table-cell office:value-type="float" office:value="-0.8414713370541449" table:formula="msoxl:=(COS(1+B11)-COS(1))/B11" table:style-name="ce1">
            <text:p>-0.841471337</text:p>
          </table:table-cell>
          <table:table-cell office:value-type="float" office:value="-0.84147078194263258" table:formula="msoxl:=(COS(1+B11)-COS(1-B11))/(2*B11)" table:style-name="ce1">
            <text:p>-0.841470782</text:p>
          </table:table-cell>
          <table:table-cell office:value-type="float" office:value="2.7015115293406988E-11" table:formula="msoxl:=COS(1)/2*B11" table:style-name="ce1">
            <text:p>2.70151E-11</text:p>
          </table:table-cell>
          <table:table-cell office:value-type="float" office:value="1.4024516413464943E-21" table:formula="msoxl:=SIN(1)/6*POWER(B11,2)" table:style-name="ce1">
            <text:p>1.40245E-21</text:p>
          </table:table-cell>
          <table:table-cell table:number-columns-repeated="16378"/>
        </table:table-row>
        <table:table-row table:style-name="ro1">
          <table:table-cell office:value-type="float" office:value="-11" table:style-name="ce1">
            <text:p>-11</text:p>
          </table:table-cell>
          <table:table-cell office:value-type="float" office:value="9.9999999999999994E-12" table:formula="msoxl:=POWER(10,A12)" table:style-name="ce1">
            <text:p>1E-11</text:p>
          </table:table-cell>
          <table:table-cell office:value-type="float" office:value="-0.8414713370541449" table:formula="msoxl:=(COS(1+B12)-COS(1))/B12" table:style-name="ce1">
            <text:p>-0.841471337</text:p>
          </table:table-cell>
          <table:table-cell office:value-type="float" office:value="-0.8414713370541449" table:formula="msoxl:=(COS(1+B12)-COS(1-B12))/(2*B12)" table:style-name="ce1">
            <text:p>-0.841471337</text:p>
          </table:table-cell>
          <table:table-cell office:value-type="float" office:value="2.7015115293406985E-12" table:formula="msoxl:=COS(1)/2*B12" table:style-name="ce1">
            <text:p>2.70151E-12</text:p>
          </table:table-cell>
          <table:table-cell office:value-type="float" office:value="1.4024516413464941E-23" table:formula="msoxl:=SIN(1)/6*POWER(B12,2)" table:style-name="ce1">
            <text:p>1.40245E-23</text:p>
          </table:table-cell>
          <table:table-cell table:number-columns-repeated="16378"/>
        </table:table-row>
        <table:table-row table:style-name="ro1">
          <table:table-cell office:value-type="float" office:value="-12" table:style-name="ce1">
            <text:p>-12</text:p>
          </table:table-cell>
          <table:table-cell office:value-type="float" office:value="9.9999999999999998E-13" table:formula="msoxl:=POWER(10,A13)" table:style-name="ce1">
            <text:p>1E-12</text:p>
          </table:table-cell>
          <table:table-cell office:value-type="float" office:value="-0.84154905266586866" table:formula="msoxl:=(COS(1+B13)-COS(1))/B13" table:style-name="ce1">
            <text:p>-0.841549053</text:p>
          </table:table-cell>
          <table:table-cell office:value-type="float" office:value="-0.8414935415146374" table:formula="msoxl:=(COS(1+B13)-COS(1-B13))/(2*B13)" table:style-name="ce1">
            <text:p>-0.841493542</text:p>
          </table:table-cell>
          <table:table-cell office:value-type="float" office:value="2.7015115293406989E-13" table:formula="msoxl:=COS(1)/2*B13" table:style-name="ce1">
            <text:p>2.70151E-13</text:p>
          </table:table-cell>
          <table:table-cell office:value-type="float" office:value="1.402451641346494E-25" table:formula="msoxl:=SIN(1)/6*POWER(B13,2)" table:style-name="ce1">
            <text:p>1.40245E-25</text:p>
          </table:table-cell>
          <table:table-cell table:number-columns-repeated="16378"/>
        </table:table-row>
        <table:table-row table:style-name="ro1">
          <table:table-cell office:value-type="float" office:value="-13" table:style-name="ce1">
            <text:p>-13</text:p>
          </table:table-cell>
          <table:table-cell office:value-type="float" office:value="1E-13" table:formula="msoxl:=POWER(10,A14)" table:style-name="ce1">
            <text:p>1E-13</text:p>
          </table:table-cell>
          <table:table-cell office:value-type="float" office:value="-0.84154905266586866" table:formula="msoxl:=(COS(1+B14)-COS(1))/B14" table:style-name="ce1">
            <text:p>-0.841549053</text:p>
          </table:table-cell>
          <table:table-cell office:value-type="float" office:value="-0.84154905266586866" table:formula="msoxl:=(COS(1+B14)-COS(1-B14))/(2*B14)" table:style-name="ce1">
            <text:p>-0.841549053</text:p>
          </table:table-cell>
          <table:table-cell office:value-type="float" office:value="2.7015115293406988E-14" table:formula="msoxl:=COS(1)/2*B14" table:style-name="ce1">
            <text:p>2.70151E-14</text:p>
          </table:table-cell>
          <table:table-cell office:value-type="float" office:value="1.4024516413464941E-27" table:formula="msoxl:=SIN(1)/6*POWER(B14,2)" table:style-name="ce1">
            <text:p>1.40245E-27</text:p>
          </table:table-cell>
          <table:table-cell table:number-columns-repeated="16378"/>
        </table:table-row>
        <table:table-row table:style-name="ro1">
          <table:table-cell office:value-type="float" office:value="-14" table:style-name="ce1">
            <text:p>-14</text:p>
          </table:table-cell>
          <table:table-cell office:value-type="float" office:value="1E-14" table:formula="msoxl:=POWER(10,A15)" table:style-name="ce1">
            <text:p>1E-14</text:p>
          </table:table-cell>
          <table:table-cell office:value-type="float" office:value="-0.84376949871511897" table:formula="msoxl:=(COS(1+B15)-COS(1))/B15" table:style-name="ce1">
            <text:p>-0.843769499</text:p>
          </table:table-cell>
          <table:table-cell office:value-type="float" office:value="-0.83821838359199319" table:formula="msoxl:=(COS(1+B15)-COS(1-B15))/(2*B15)" table:style-name="ce1">
            <text:p>-0.838218384</text:p>
          </table:table-cell>
          <table:table-cell office:value-type="float" office:value="2.701511529340699E-15" table:formula="msoxl:=COS(1)/2*B15" table:style-name="ce1">
            <text:p>2.70151E-15</text:p>
          </table:table-cell>
          <table:table-cell office:value-type="float" office:value="1.4024516413464941E-29" table:formula="msoxl:=SIN(1)/6*POWER(B15,2)" table:style-name="ce1">
            <text:p>1.40245E-29</text:p>
          </table:table-cell>
          <table:table-cell table:number-columns-repeated="16378"/>
        </table:table-row>
        <table:table-row table:style-name="ro1">
          <table:table-cell office:value-type="float" office:value="-15" table:style-name="ce1">
            <text:p>-15</text:p>
          </table:table-cell>
          <table:table-cell office:value-type="float" office:value="1.0000000000000001E-15" table:formula="msoxl:=POWER(10,A16)" table:style-name="ce1">
            <text:p>1E-15</text:p>
          </table:table-cell>
          <table:table-cell office:value-type="float" office:value="-0.99920072216264078" table:formula="msoxl:=(COS(1+B16)-COS(1))/B16" table:style-name="ce1">
            <text:p>-0.999200722</text:p>
          </table:table-cell>
          <table:table-cell office:value-type="float" office:value="-0.88817841970012512" table:formula="msoxl:=(COS(1+B16)-COS(1-B16))/(2*B16)" table:style-name="ce1">
            <text:p>-0.88817842</text:p>
          </table:table-cell>
          <table:table-cell office:value-type="float" office:value="2.7015115293406993E-16" table:formula="msoxl:=COS(1)/2*B16" table:style-name="ce1">
            <text:p>2.70151E-16</text:p>
          </table:table-cell>
          <table:table-cell office:value-type="float" office:value="1.4024516413464943E-31" table:formula="msoxl:=SIN(1)/6*POWER(B16,2)" table:style-name="ce1">
            <text:p>1.40245E-31</text:p>
          </table:table-cell>
          <table:table-cell table:number-columns-repeated="16378"/>
        </table:table-row>
        <table:table-row table:style-name="ro1">
          <table:table-cell office:value-type="float" office:value="-16" table:style-name="ce1">
            <text:p>-16</text:p>
          </table:table-cell>
          <table:table-cell office:value-type="float" office:value="9.9999999999999998E-17" table:formula="msoxl:=POWER(10,A17)" table:style-name="ce1">
            <text:p>1E-16</text:p>
          </table:table-cell>
          <table:table-cell office:value-type="float" office:value="0" table:formula="msoxl:=(COS(1+B17)-COS(1))/B17" table:style-name="ce1">
            <text:p>0</text:p>
          </table:table-cell>
          <table:table-cell office:value-type="float" office:value="0" table:formula="msoxl:=(COS(1+B17)-COS(1-B17))/(2*B17)" table:style-name="ce1">
            <text:p>0</text:p>
          </table:table-cell>
          <table:table-cell office:value-type="float" office:value="2.7015115293406988E-17" table:formula="msoxl:=COS(1)/2*B17" table:style-name="ce1">
            <text:p>2.70151E-17</text:p>
          </table:table-cell>
          <table:table-cell office:value-type="float" office:value="1.402451641346494E-33" table:formula="msoxl:=SIN(1)/6*POWER(B17,2)" table:style-name="ce1">
            <text:p>1.40245E-33</text:p>
          </table:table-cell>
          <table:table-cell office:value-type="string" table:style-name="ce1">
            <text:p>&lt;= möglichst klein!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opt h</text:p>
          </table:table-cell>
          <table:table-cell office:value-type="float" office:value="3.8525556956059844E-16" table:formula="msoxl:=6*POWER(10,-16)*COS(1)/SIN(1)" table:style-name="ce1">
            <text:p>3.85256E-16</text:p>
          </table:table-cell>
          <table:table-cell table:style-name="ce1"/>
          <table:table-cell office:value-type="float" office:value="-0.86453495732047425" table:formula="msoxl:=(COS(1+B19)-COS(1-B19))/(2*B19)" table:style-name="ce1">
            <text:p>-0.864534957</text:p>
          </table:table-cell>
          <table:table-cell table:style-name="ce1"/>
          <table:table-cell office:value-type="float" office:value="2.0815447258213483E-32" table:formula="msoxl:=SIN(1)/6*POWER(B19,2)" table:style-name="ce1">
            <text:p>2.08154E-32</text:p>
          </table:table-cell>
          <table:table-cell table:number-columns-repeated="16378" table:style-name="ce1"/>
        </table:table-row>
        <table:table-row table:number-rows-repeated="1048557" table:style-name="ro1">
          <table:table-cell table:number-columns-repeated="16384"/>
        </table:table-row>
      </table:table>
      <table:table table:name="Aufgabe_2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7" table:number-columns-repeated="16379" table:default-cell-style-name="ce1"/>
        <table:table-row table:style-name="ro1">
          <table:table-cell office:value-type="string" table:style-name="ce1">
            <text:p>h-Extrapol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D1f(1,h)</text:p>
          </table:table-cell>
          <table:table-cell office:value-type="string" table:style-name="ce2">
            <text:p>Di1</text:p>
          </table:table-cell>
          <table:table-cell office:value-type="string" table:style-name="ce2">
            <text:p>Di2</text:p>
          </table:table-cell>
          <table:table-cell office:value-type="string" table:style-name="ce2">
            <text:p>Di3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858841954873883" table:formula="msoxl:=(EXP(1+A3)-EXP(1))/A3" table:style-name="ce1">
            <text:p>2.858841955</text:p>
          </table:table-cell>
          <table:table-cell table:number-columns-repeated="16382" table:style-name="ce1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7873857920823752" table:formula="msoxl:=(EXP(1+A4)-EXP(1))/A4" table:style-name="ce1">
            <text:p>2.787385792</text:p>
          </table:table-cell>
          <table:table-cell office:value-type="float" office:value="2.7159296292908675" table:formula="msoxl:=2*B4-B3" table:style-name="ce1">
            <text:p>2.715929629</text:p>
          </table:table-cell>
          <table:table-cell table:number-columns-repeated="16381" table:style-name="ce1"/>
        </table:table-row>
        <table:table-row table:style-name="ro1">
          <table:table-cell office:value-type="float" office:value="2.5000000000000001E-2" table:style-name="ce1">
            <text:p>0.025</text:p>
          </table:table-cell>
          <table:table-cell office:value-type="float" office:value="2.7525452842722231" table:formula="msoxl:=(EXP(1+A5)-EXP(1))/A5" table:style-name="ce1">
            <text:p>2.752545284</text:p>
          </table:table-cell>
          <table:table-cell office:value-type="float" office:value="2.717704776462071" table:formula="msoxl:=2*B5-B4" table:style-name="ce1">
            <text:p>2.717704776</text:p>
          </table:table-cell>
          <table:table-cell office:value-type="float" office:value="2.7182964921858055" table:formula="msoxl:=(4*C5-C4)/3" table:style-name="ce1">
            <text:p>2.718296492</text:p>
          </table:table-cell>
          <table:table-cell table:number-columns-repeated="16380" table:style-name="ce1"/>
        </table:table-row>
        <table:table-row table:style-name="ro1">
          <table:table-cell office:value-type="float" office:value="1.2500000000000001E-2" table:style-name="ce1">
            <text:p>0.0125</text:p>
          </table:table-cell>
          <table:table-cell office:value-type="float" office:value="2.735342100244722" table:formula="msoxl:=(EXP(1+A6)-EXP(1))/A6" table:style-name="ce1">
            <text:p>2.7353421</text:p>
          </table:table-cell>
          <table:table-cell office:value-type="float" office:value="2.7181389162172209" table:formula="msoxl:=2*B6-B5" table:style-name="ce1">
            <text:p>2.718138916</text:p>
          </table:table-cell>
          <table:table-cell office:value-type="float" office:value="2.7182836294689374" table:formula="msoxl:=(4*C6-C5)/3" table:style-name="ce1">
            <text:p>2.718283629</text:p>
          </table:table-cell>
          <table:table-cell office:value-type="float" office:value="2.7182817919379567" table:formula="msoxl:=(8*D6-D5)/7" table:style-name="ce1">
            <text:p>2.71828179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0.14056012641483795" table:formula="msoxl:=ABS(B3-EXP(1))" table:style-name="ce1">
            <text:p>0.140560126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6.9103963623330156E-2" table:formula="msoxl:=ABS(B4-EXP(1))" table:style-name="ce1">
            <text:p>0.069103964</text:p>
          </table:table-cell>
          <table:table-cell office:value-type="float" office:value="2.3521991681776377E-3" table:formula="msoxl:=ABS(C4-EXP(1))" table:style-name="ce1">
            <text:p>0.002352199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3.4263455813178023E-2" table:formula="msoxl:=ABS(B5-EXP(1))" table:style-name="ce1">
            <text:p>0.034263456</text:p>
          </table:table-cell>
          <table:table-cell office:value-type="float" office:value="5.7705199697410947E-4" table:formula="msoxl:=ABS(C5-EXP(1))" table:style-name="ce1">
            <text:p>0.000577052</text:p>
          </table:table-cell>
          <table:table-cell office:value-type="float" office:value="1.4663726760399953E-5" table:formula="msoxl:=ABS(D5-EXP(1))" table:style-name="ce1">
            <text:p>1.46637E-05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1.7060271785676928E-2" table:formula="msoxl:=ABS(B6-EXP(1))" table:style-name="ce1">
            <text:p>0.017060272</text:p>
          </table:table-cell>
          <table:table-cell office:value-type="float" office:value="1.4291224182416684E-4" table:formula="msoxl:=ABS(C6-EXP(1))" table:style-name="ce1">
            <text:p>0.000142912</text:p>
          </table:table-cell>
          <table:table-cell office:value-type="float" office:value="1.8010098923326723E-6" table:formula="msoxl:=ABS(D6-EXP(1))" table:style-name="ce1">
            <text:p>1.80101E-06</text:p>
          </table:table-cell>
          <table:table-cell office:value-type="float" office:value="3.6521088375707222E-8" table:formula="msoxl:=ABS(E6-EXP(1))" table:style-name="ce1">
            <text:p>3.65211E-0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h2-Extrapolation</text:p>
          </table:table-cell>
          <table:table-cell table:number-columns-repeated="16383" table:style-name="ce1"/>
        </table:table-row>
        <table:table-row table:style-name="ro1">
          <table:table-cell office:value-type="string" table:style-name="ce2">
            <text:p>h</text:p>
          </table:table-cell>
          <table:table-cell office:value-type="string" table:style-name="ce2">
            <text:p>D2f(1,h)</text:p>
          </table:table-cell>
          <table:table-cell office:value-type="string" table:style-name="ce2">
            <text:p>Di1</text:p>
          </table:table-cell>
          <table:table-cell office:value-type="string" table:style-name="ce2">
            <text:p>Di2</text:p>
          </table:table-cell>
          <table:table-cell office:value-type="string" table:style-name="ce2">
            <text:p>Di3</text:p>
          </table:table-cell>
          <table:table-cell table:number-columns-repeated="16379"/>
        </table:table-row>
        <table:table-row table:style-name="ro1">
          <table:table-cell office:value-type="float" office:value="0.1" table:style-name="ce1">
            <text:p>0.1</text:p>
          </table:table-cell>
          <table:table-cell office:value-type="float" office:value="2.7228145639474177" table:formula="msoxl:=(EXP(1+A16)-EXP(1-A16))/(2*A16)" table:style-name="ce1">
            <text:p>2.722814564</text:p>
          </table:table-cell>
          <table:table-cell table:number-columns-repeated="16382" table:style-name="ce1"/>
        </table:table-row>
        <table:table-row table:style-name="ro1">
          <table:table-cell office:value-type="float" office:value="0.05" table:style-name="ce1">
            <text:p>0.05</text:p>
          </table:table-cell>
          <table:table-cell office:value-type="float" office:value="2.719414587473179" table:formula="msoxl:=(EXP(1+A17)-EXP(1-A17))/(2*A17)" table:style-name="ce1">
            <text:p>2.719414587</text:p>
          </table:table-cell>
          <table:table-cell office:value-type="float" office:value="2.7182812619817658" table:formula="msoxl:=(4*B17-B16)/3" table:style-name="ce1">
            <text:p>2.718281262</text:p>
          </table:table-cell>
          <table:table-cell table:number-columns-repeated="16381" table:style-name="ce1"/>
        </table:table-row>
        <table:table-row table:style-name="ro1">
          <table:table-cell office:value-type="float" office:value="2.5000000000000001E-2" table:style-name="ce1">
            <text:p>0.025</text:p>
          </table:table-cell>
          <table:table-cell office:value-type="float" office:value="2.7185649916648824" table:formula="msoxl:=(EXP(1+A18)-EXP(1-A18))/(2*A18)" table:style-name="ce1">
            <text:p>2.718564992</text:p>
          </table:table-cell>
          <table:table-cell office:value-type="float" office:value="2.718281793062117" table:formula="msoxl:=(4*B18-B17)/3" table:style-name="ce1">
            <text:p>2.718281793</text:p>
          </table:table-cell>
          <table:table-cell office:value-type="float" office:value="2.7182818284674739" table:formula="msoxl:=(16*C18-C17)/15" table:style-name="ce1">
            <text:p>2.718281828</text:p>
          </table:table-cell>
          <table:table-cell table:number-columns-repeated="16380" table:style-name="ce1"/>
        </table:table-row>
        <table:table-row table:style-name="ro1">
          <table:table-cell office:value-type="float" office:value="1.2500000000000001E-2" table:style-name="ce1">
            <text:p>0.0125</text:p>
          </table:table-cell>
          <table:table-cell office:value-type="float" office:value="2.7183526176013473" table:formula="msoxl:=(EXP(1+A19)-EXP(1-A19))/(2*A19)" table:style-name="ce1">
            <text:p>2.718352618</text:p>
          </table:table-cell>
          <table:table-cell office:value-type="float" office:value="2.7182818262468356" table:formula="msoxl:=(4*B19-B18)/3" table:style-name="ce1">
            <text:p>2.718281826</text:p>
          </table:table-cell>
          <table:table-cell office:value-type="float" office:value="2.7182818284591499" table:formula="msoxl:=(16*C19-C18)/15" table:style-name="ce1">
            <text:p>2.718281828</text:p>
          </table:table-cell>
          <table:table-cell office:value-type="float" office:value="2.718281828459018" table:formula="msoxl:=(64*D19-D18)/63" table:style-name="ce1">
            <text:p>2.718281828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table:style-name="ce2"/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office:value-type="string" table:style-name="ce2">
            <text:p>Eik</text:p>
          </table:table-cell>
          <table:table-cell table:number-columns-repeated="16379"/>
        </table:table-row>
        <table:table-row table:style-name="ro1">
          <table:table-cell table:style-name="ce1"/>
          <table:table-cell office:value-type="float" office:value="4.5327354883726301E-3" table:formula="msoxl:=ABS(B16-EXP(1))" table:style-name="ce1">
            <text:p>0.004532735</text:p>
          </table:table-cell>
          <table:table-cell table:number-columns-repeated="16382" table:style-name="ce1"/>
        </table:table-row>
        <table:table-row table:style-name="ro1">
          <table:table-cell table:style-name="ce1"/>
          <table:table-cell office:value-type="float" office:value="1.1327590141338995E-3" table:formula="msoxl:=ABS(B17-EXP(1))" table:style-name="ce1">
            <text:p>0.001132759</text:p>
          </table:table-cell>
          <table:table-cell office:value-type="float" office:value="5.6647727930680958E-7" table:formula="msoxl:=ABS(C17-EXP(1))" table:style-name="ce1">
            <text:p>5.66477E-07</text:p>
          </table:table-cell>
          <table:table-cell table:number-columns-repeated="16381" table:style-name="ce1"/>
        </table:table-row>
        <table:table-row table:style-name="ro1">
          <table:table-cell table:style-name="ce1"/>
          <table:table-cell office:value-type="float" office:value="2.8316320583732235E-4" table:formula="msoxl:=ABS(B18-EXP(1))" table:style-name="ce1">
            <text:p>0.000283163</text:p>
          </table:table-cell>
          <table:table-cell office:value-type="float" office:value="3.5396928055320132E-8" table:formula="msoxl:=ABS(C18-EXP(1))" table:style-name="ce1">
            <text:p>3.53969E-08</text:p>
          </table:table-cell>
          <table:table-cell office:value-type="float" office:value="8.4288132029541885E-12" table:formula="msoxl:=ABS(D18-EXP(1))" table:style-name="ce1">
            <text:p>8.42881E-12</text:p>
          </table:table-cell>
          <table:table-cell table:number-columns-repeated="16380" table:style-name="ce1"/>
        </table:table-row>
        <table:table-row table:style-name="ro1">
          <table:table-cell table:style-name="ce1"/>
          <table:table-cell office:value-type="float" office:value="7.0789142302185581E-5" table:formula="msoxl:=ABS(B19-EXP(1))" table:style-name="ce1">
            <text:p>7.07891E-05</text:p>
          </table:table-cell>
          <table:table-cell office:value-type="float" office:value="2.212209526675224E-9" table:formula="msoxl:=ABS(C19-EXP(1))" table:style-name="ce1">
            <text:p>2.21221E-09</text:p>
          </table:table-cell>
          <table:table-cell office:value-type="float" office:value="1.0480505352461478E-13" table:formula="msoxl:=ABS(D19-EXP(1))" table:style-name="ce1">
            <text:p>1.04805E-13</text:p>
          </table:table-cell>
          <table:table-cell office:value-type="float" office:value="2.708944180085382E-14" table:formula="msoxl:=ABS(E19-EXP(1))" table:style-name="ce1">
            <text:p>2.70894E-14</text:p>
          </table:table-cell>
          <table:table-cell table:number-columns-repeated="16379"/>
        </table:table-row>
        <table:table-row table:number-rows-repeated="1048551" table:style-name="ro1">
          <table:table-cell table:number-columns-repeated="16384"/>
        </table:table-row>
      </table:table>
      <table:table table:name="Sheet3" table:style-name="ta1">
        <table:table-column table:style-name="co7" table:number-columns-repeated="16384" table:default-cell-style-name="ce1"/>
        <table:table-row table:number-rows-repeated="10485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lorian Luethi, Prof</meta:initial-creator>
    <dc:creator>Florian Luethi, Prof</dc:creator>
    <meta:creation-date>2011-12-15T14:11:58Z</meta:creation-date>
    <dc:date>2011-12-15T15:34:04Z</dc:date>
  </office:meta>
</office:document-meta>
</file>